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jpeg" manifest:full-path="Pictures/1000000000000640000004B0805DED32.jpg"/>
  <manifest:file-entry manifest:media-type="image/png" manifest:full-path="Pictures/1000000000000640000004B02C5236E4.png"/>
  <manifest:file-entry manifest:media-type="image/png" manifest:full-path="Pictures/1000000000000320000002585C39BAEF.png"/>
  <manifest:file-entry manifest:media-type="image/png" manifest:full-path="Pictures/1000000000000640000004B0FDCF1FC9.png"/>
  <manifest:file-entry manifest:media-type="image/png" manifest:full-path="Pictures/1000000000000640000004B0F8982FA6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lyt-blackandwhite-title" style:list-style-name="L1">
      <style:graphic-properties draw:stroke="none" draw:fill="none" draw:fill-color="#ffffff" draw:textarea-horizontal-align="justify" draw:textarea-vertical-align="top" draw:auto-grow-height="true" draw:auto-grow-width="false" fo:min-height="1.841cm" fo:min-width="0cm" fo:padding-top="0.13cm" fo:padding-bottom="0.13cm" fo:padding-left="0.25cm" fo:padding-right="0.25cm" fo:wrap-option="wrap"/>
    </style:style>
    <style:style style:name="pr2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868cm" fo:min-width="0cm" fo:padding-top="0.13cm" fo:padding-bottom="0.13cm" fo:padding-left="0.25cm" fo:padding-right="0.25cm" fo:wrap-option="wrap"/>
    </style:style>
    <style:style style:name="pr3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0.675cm" fo:min-width="0cm" fo:padding-top="0.13cm" fo:padding-bottom="0.13cm" fo:padding-left="0.25cm" fo:padding-right="0.25cm" fo:wrap-option="wrap"/>
    </style:style>
    <style:style style:name="pr4" style:family="presentation" style:parent-style-name="lyt-blackandwhite-outline1" style:list-style-name="L2">
      <style:graphic-properties draw:stroke="none" draw:fill="none" draw:fill-color="#ffffff" draw:textarea-horizontal-align="justify" draw:textarea-vertical-align="top" draw:auto-grow-height="true" draw:auto-grow-width="false" fo:min-height="1.607cm" fo:min-width="0cm" fo:padding-top="0.13cm" fo:padding-bottom="0.13cm" fo:padding-left="0.25cm" fo:padding-right="0.25cm" fo:wrap-option="wrap"/>
    </style:style>
    <style:style style:name="pr5" style:family="presentation" style:parent-style-name="lyt-blackandwhite-notes">
      <style:graphic-properties draw:fill-color="#ffffff" draw:auto-grow-height="true" fo:min-height="13.364cm"/>
    </style:style>
    <style:style style:name="pr6" style:family="presentation" style:parent-style-name="lyt-blackandwhite-title">
      <style:graphic-properties draw:fill-color="#ffffff" draw:auto-grow-height="true" fo:min-height="2cm"/>
    </style:style>
    <style:style style:name="pr7" style:family="presentation" style:parent-style-name="lyt-blackandwhite-outline1">
      <style:graphic-properties draw:fill-color="#ffffff" draw:auto-grow-height="true" fo:min-height="13.859cm"/>
    </style:style>
    <style:style style:name="pr8" style:family="presentation" style:parent-style-name="lyt-blackandwhite-title">
      <style:graphic-properties draw:auto-grow-height="true" fo:min-height="2.006cm"/>
    </style:style>
    <style:style style:name="pr9" style:family="presentation" style:parent-style-name="lyt-blackandwhite-outline1">
      <style:graphic-properties fo:min-height="13.859cm"/>
    </style:style>
    <style:style style:name="pr10" style:family="presentation" style:parent-style-name="lyt-blackandwhite-outline1">
      <style:graphic-properties fo:min-height="16.773cm"/>
    </style:style>
    <style:style style:name="pr11" style:family="presentation" style:parent-style-name="lyt-blackandwhite-title">
      <style:graphic-properties draw:auto-grow-height="true" fo:min-height="2cm"/>
    </style:style>
    <style:style style:name="pr12" style:family="presentation" style:parent-style-name="lyt-blackandwhite-outline1">
      <style:graphic-properties fo:min-height="16.859cm"/>
    </style:style>
    <style:style style:name="pr13" style:family="presentation" style:parent-style-name="lyt-blackandwhite-outline1">
      <style:graphic-properties fo:min-height="16.359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4" style:family="paragraph">
      <style:paragraph-properties fo:margin-left="0.952cm" fo:margin-right="0cm" fo:margin-top="0.282cm" fo:margin-bottom="0cm" fo:text-indent="-0.952cm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5" style:family="paragraph">
      <style:paragraph-properties fo:margin-left="0.952cm" fo:margin-right="0cm" fo:margin-top="0.282cm" fo:margin-bottom="0cm" fo:text-indent="-0.952cm"/>
    </style:style>
    <style:style style:name="P6" style:family="paragraph">
      <style:paragraph-properties fo:margin-left="0.952cm" fo:margin-right="0cm" fo:margin-top="0.282cm" fo:margin-bottom="0cm" fo:text-indent="-0.952cm" style:writing-mode="lr-tb" style:font-independent-line-spacing="true"/>
    </style:style>
    <style:style style:name="P7" style:family="paragraph">
      <style:paragraph-properties fo:margin-left="0.952cm" fo:margin-right="0cm" fo:margin-top="0.282cm" fo:margin-bottom="0cm" fo:text-align="start" fo:text-indent="-0.952cm"/>
    </style:style>
    <style:style style:name="P8" style:family="paragraph">
      <style:text-properties fo:font-size="14pt"/>
    </style:style>
    <style:style style:name="P9" style:family="paragraph">
      <style:paragraph-properties fo:margin-left="0cm" fo:margin-right="0cm" fo:text-indent="0cm"/>
      <style:text-properties style:use-window-font-color="true" fo:font-size="40pt" style:font-size-asian="40pt" style:font-size-complex="40pt"/>
    </style:style>
    <style:style style:name="P10" style:family="paragraph">
      <style:paragraph-properties fo:text-align="center"/>
    </style:style>
    <style:style style:name="P11" style:family="paragraph">
      <style:paragraph-properties fo:margin-left="1.2cm" fo:margin-right="0cm" fo:text-indent="-0.9cm"/>
    </style:style>
    <style:style style:name="P12" style:family="paragraph">
      <style:paragraph-properties fo:margin-left="0.6cm" fo:margin-right="0cm" fo:text-indent="-0.6cm"/>
    </style:style>
    <style:style style:name="P13" style:family="paragraph">
      <style:paragraph-properties fo:margin-left="0.6cm" fo:margin-right="0cm" fo:text-indent="-0.6cm"/>
      <style:text-properties fo:font-size="28.1000003814697pt"/>
    </style:style>
    <style:style style:name="P14" style:family="paragraph">
      <style:text-properties style:use-window-font-color="true" fo:font-size="40pt" style:font-size-asian="40pt" style:font-size-complex="40pt"/>
    </style:style>
    <style:style style:name="P15" style:family="paragraph">
      <style:text-properties fo:font-size="28.1000003814697pt"/>
    </style:style>
    <style:style style:name="P16" style:family="paragraph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P17" style:family="paragraph">
      <style:paragraph-properties fo:text-align="start"/>
    </style:style>
    <style:style style:name="T1" style:family="text">
      <style:text-properties fo:color="#153c6c" fo:font-size="38pt" fo:font-weight="bold" style:font-family-asian="Arial" style:font-pitch-asian="variable" style:font-size-asian="38pt" style:font-weight-asian="bold" style:font-family-complex="Arial" style:font-pitch-complex="variable" style:font-size-complex="38pt" style:font-weight-complex="bold"/>
    </style:style>
    <style:style style:name="T2" style:family="text">
      <style:text-properties fo:color="#323533" fo:font-size="18pt" style:font-size-asian="18pt" style:font-size-complex="18pt"/>
    </style:style>
    <style:style style:name="T3" style:family="text">
      <style:text-properties fo:color="#323533" fo:font-size="12pt" style:font-size-asian="12pt" style:font-size-complex="12pt"/>
    </style:style>
    <style:style style:name="T4" style:family="text">
      <style:text-properties fo:color="#153c6c" fo:font-size="24pt" style:font-size-asian="24pt" style:font-size-complex="24pt"/>
    </style:style>
    <style:style style:name="T5" style:family="text">
      <style:text-properties style:use-window-font-color="true" fo:font-size="40pt" style:font-size-asian="40pt" style:font-size-complex="4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60pt" fo:font-weight="bold" style:font-size-asian="60pt" style:font-weight-asian="bold" style:font-size-complex="60pt" style:font-weight-complex="bold"/>
    </style:style>
    <style:style style:name="T8" style:family="text">
      <style:text-properties style:use-window-font-color="true" fo:font-size="40pt" fo:font-weight="normal" style:font-size-asian="40pt" style:font-weight-asian="normal" style:font-size-complex="40pt" style:font-weight-complex="normal"/>
    </style:style>
    <style:style style:name="T9" style:family="text">
      <style:text-properties style:use-window-font-color="true" fo:font-size="48pt" fo:font-weight="normal" style:font-size-asian="48pt" style:font-weight-asian="normal" style:font-size-complex="48pt" style:font-weight-complex="normal"/>
    </style:style>
    <style:style style:name="T10" style:family="text">
      <style:text-properties style:use-window-font-color="true" fo:font-size="32pt" fo:font-weight="normal" style:font-size-asian="32pt" style:font-weight-asian="normal" style:font-size-complex="32pt" style:font-weight-complex="normal"/>
    </style:style>
    <style:style style:name="T11" style:family="text">
      <style:text-properties fo:color="#000000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24pt" style:font-size-asian="24pt" style:font-size-complex="24pt"/>
    </style:style>
    <text:list-style style:name="L1">
      <text:list-level-style-number text:level="1" style:num-format="">
        <style:list-level-properties/>
        <style:text-properties fo:color="#153c6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164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43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70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4.974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lick to Add Title" draw:style-name="dp1" draw:master-page-name="lyt-blackandwhit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66cm" svg:height="2.101cm" svg:x="2.334cm" svg:y="7.399cm" presentation:class="title" presentation:user-transformed="true">
          <draw:text-box>
            <text:list text:style-name="L1">
              <text:list-header>
                <text:p text:style-name="P1"><text:span text:style-name="T1">Responsible Web Development</text:span></text:p>
              </text:list-header>
            </text:list>
          </draw:text-box>
        </draw:frame>
        <draw:frame presentation:style-name="pr2" draw:text-style-name="P4" draw:layer="layout" svg:width="14.466cm" svg:height="1.128cm" svg:x="2.534cm" svg:y="11.872cm" presentation:class="outline" presentation:user-transformed="true">
          <draw:text-box>
            <text:list text:style-name="L2">
              <text:list-header>
                <text:p text:style-name="P3"><text:span text:style-name="T2">Iliyan Peychev</text:span><text:span text:style-name="T2"><text:tab/></text:span></text:p>
              </text:list-header>
            </text:list>
          </draw:text-box>
        </draw:frame>
        <draw:frame presentation:style-name="pr3" draw:text-style-name="P6" draw:layer="layout" svg:width="14.466cm" svg:height="1.557cm" svg:x="2.534cm" svg:y="13cm" presentation:class="outline" presentation:user-transformed="true">
          <draw:text-box>
            <text:list text:style-name="L2">
              <text:list-header>
                <text:p text:style-name="P5"><text:span text:style-name="T3">Core Software Engineer,</text:span></text:p>
              </text:list-header>
              <text:list-item>
                <text:p text:style-name="P5"><text:span text:style-name="T3">Liferay</text:span></text:p>
              </text:list-item>
            </text:list>
          </draw:text-box>
        </draw:frame>
        <draw:frame presentation:style-name="pr4" draw:text-style-name="P6" draw:layer="layout" svg:width="21.311cm" svg:height="1.867cm" svg:x="2.5cm" svg:y="9.633cm" presentation:class="outline" presentation:user-transformed="true">
          <draw:text-box>
            <text:list text:style-name="L2">
              <text:list-header>
                <text:p text:style-name="P7"><text:span text:style-name="T4">Theory and practice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ackandwhite" presentation:presentation-page-layout-name="AL2T1">
        <office:forms form:automatic-focus="false" form:apply-design-mode="false"/>
        <draw:frame presentation:style-name="pr6" draw:text-style-name="P9" draw:layer="layout" svg:width="25.199cm" svg:height="2cm" svg:x="0.5cm" svg:y="0cm" presentation:class="title" presentation:user-transformed="true">
          <draw:text-box>
            <text:p><text:span text:style-name="T5">What do you mean?</text:span></text:p>
          </draw:text-box>
        </draw:frame>
        <draw:frame presentation:style-name="pr7" draw:text-style-name="P11" draw:layer="layout" svg:width="25.199cm" svg:height="13.859cm" svg:x="1.5cm" svg:y="5cm" presentation:class="outline" presentation:user-transformed="true">
          <draw:text-box>
            <text:p text:style-name="P10">re·spon·si·ble <text:s text:c="2"/>/riˈspänsəbəl/</text:p>
            <text:p text:style-name="P10">Adjective:<text:tab/></text:p>
            <text:p text:style-name="P10">Having an obligation to do something as part of a job or role.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ackandwhite" presentation:presentation-page-layout-name="AL2T1">
        <office:forms form:automatic-focus="false" form:apply-design-mode="false"/>
        <draw:frame presentation:style-name="pr6" draw:text-style-name="P9" draw:layer="layout" svg:width="25.199cm" svg:height="2cm" svg:x="0.5cm" svg:y="0cm" presentation:class="title" presentation:user-transformed="true">
          <draw:text-box>
            <text:p><text:span text:style-name="T5">Responsive or responsible?</text:span></text:p>
          </draw:text-box>
        </draw:frame>
        <draw:frame presentation:style-name="pr7" draw:text-style-name="P11" draw:layer="layout" svg:width="25.199cm" svg:height="13.859cm" svg:x="1.5cm" svg:y="5cm" presentation:class="outline" presentation:user-transformed="true">
          <draw:text-box>
            <text:p text:style-name="P10">Responsive # Responsible</text:p>
            <text:p text:style-name="P10"/>
            <text:p text:style-name="P10">Responsive Web Design is <text:span text:style-name="T6">small part</text:span> of Responsible Web Develop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Definition</text:span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4">
              <text:list-header>
                <text:p>Responsible Web Development is process as a result of which the user gets the best possible experience depending on the device he is using and his ability to perceive informatio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Responsible Web Dev check points</text:span></text:p>
          </draw:text-box>
        </draw:frame>
        <draw:frame presentation:style-name="pr10" draw:layer="layout" svg:width="25.199cm" svg:height="16.773cm" svg:x="1.4cm" svg:y="2cm" presentation:class="outline" presentation:user-transformed="true">
          <draw:text-box>
            <text:list text:style-name="L4">
              <text:list-item>
                <text:p>Does the main functionality of your site work without JavaScript?</text:p>
              </text:list-item>
              <text:list-item>
                <text:p>Even if JavaScript is enabled, what will happen if it just couldn't be loaded (blocked domain, mistake in the code, etc)?</text:p>
              </text:list-item>
              <text:list-item>
                <text:p>Does your site work on different devices?</text:p>
              </text:list-item>
              <text:list-item>
                <text:p>Does your site work on the majority of the web browsers?</text:p>
              </text:list-item>
              <text:list-item>
                <text:p>Is your site accessible?</text:p>
              </text:list-item>
              <text:list-item>
                <text:p>You don't provide something only on hover, do you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ackandwhite" presentation:presentation-page-layout-name="AL2T1">
        <office:forms form:automatic-focus="false" form:apply-design-mode="false"/>
        <draw:frame presentation:style-name="pr11" draw:text-style-name="P14" draw:layer="layout" svg:width="25.199cm" svg:height="2cm" svg:x="0.5cm" svg:y="0cm" presentation:class="title" presentation:user-transformed="true">
          <draw:text-box>
            <text:p><text:span text:style-name="T5">The core parts</text:span></text:p>
          </draw:text-box>
        </draw:frame>
        <draw:frame presentation:style-name="pr12" draw:text-style-name="P10" draw:layer="layout" svg:width="25.199cm" svg:height="16.859cm" svg:x="1.301cm" svg:y="2.641cm" presentation:class="outline" presentation:user-transformed="true">
          <draw:text-box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7">Serving informa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ackandwhite" presentation:presentation-page-layout-name="AL2T1">
        <office:forms form:automatic-focus="false" form:apply-design-mode="false"/>
        <draw:frame presentation:style-name="pr11" draw:text-style-name="P16" draw:layer="layout" svg:width="25.199cm" svg:height="2cm" svg:x="0.5cm" svg:y="0cm" presentation:class="title" presentation:user-transformed="true">
          <draw:text-box>
            <text:p><text:span text:style-name="T8">Serving information</text:span></text:p>
          </draw:text-box>
        </draw:frame>
        <draw:frame presentation:style-name="pr12" draw:text-style-name="P10" draw:layer="layout" svg:width="25.199cm" svg:height="16.859cm" svg:x="1.301cm" svg:y="2.641cm" presentation:class="outline" presentation:user-transformed="true">
          <draw:text-box>
            <text:p text:style-name="P10"><text:span text:style-name="T6"/></text:p>
            <text:list text:style-name="L4">
              <text:list-item>
                <text:p text:style-name="P17">Your customers should receive only the information which is absolutely needed.</text:p>
              </text:list-item>
              <text:list-item>
                <text:p text:style-name="P17">The provided information should be accessible.</text:p>
              </text:list-item>
              <text:list-item>
                <text:p text:style-name="P17">Fancy controls and complex JavaScript code are OK only when they add significant value to the customer, otherwise you should omit them.</text:p>
              </text:list-item>
              <text:list-item>
                <text:p text:style-name="P17">It is important to learn from customer's actions or preferences and provide personalized information next time they visit your s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ackandwhite" presentation:presentation-page-layout-name="AL2T1">
        <office:forms form:automatic-focus="false" form:apply-design-mode="false"/>
        <draw:frame presentation:style-name="pr11" draw:text-style-name="P14" draw:layer="layout" svg:width="25.199cm" svg:height="2cm" svg:x="0.5cm" svg:y="0cm" presentation:class="title" presentation:user-transformed="true">
          <draw:text-box>
            <text:list text:style-name="L3">
              <text:list-header>
                <text:p><text:span text:style-name="T5">Serving information (continued)</text:span></text:p>
              </text:list-header>
            </text:list>
          </draw:text-box>
        </draw:frame>
        <draw:frame presentation:style-name="pr9" draw:text-style-name="P10" draw:layer="layout" svg:width="25.199cm" svg:height="15.427cm" svg:x="1.5cm" svg:y="2.641cm" presentation:class="outline" presentation:user-transformed="true">
          <draw:text-box>
            <text:list text:style-name="L4">
              <text:list-header>
                <text:p text:style-name="P10"/>
              </text:list-header>
              <text:list-item>
                <text:p text:style-name="P17">Your customers are busy. Provide the information as fast as you can.</text:p>
              </text:list-item>
              <text:list-item>
                <text:p text:style-name="P17">Learn to respect the idle process – use this time to preload the next email in his inbox or the next article which he will probably read (but also respect navigator.connection)</text:p>
              </text:list-item>
              <text:list-item>
                <text:p text:style-name="P17">When asking user to provide information – by filling a form for example, try to help him as much as possible - with tooltips, hints, etc. Remember – his time is importan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The core part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0"><text:span text:style-name="T9"/></text:p>
                <text:p text:style-name="P10"><text:span text:style-name="T9"/></text:p>
                <text:p text:style-name="P10"><text:span text:style-name="T9">Displaying information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Respect the device he is using</text:span></text:p>
          </draw:text-box>
        </draw:frame>
        <draw:frame presentation:style-name="pr13" draw:text-style-name="P17" draw:layer="layout" svg:width="25.199cm" svg:height="16.359cm" svg:x="1.301cm" svg:y="2.5cm" presentation:class="outline" presentation:user-transformed="true">
          <draw:text-box>
            <text:list text:style-name="L4">
              <text:list-header>
                <text:p text:style-name="P17"><text:span text:style-name="T10"/></text:p>
              </text:list-header>
              <text:list-item>
                <text:p text:style-name="P17"><text:span text:style-name="T10">As developer or designer, you should respect the device which customer is using and provide the best possible view for it.</text:span></text:p>
              </text:list-item>
              <text:list-item>
                <text:p text:style-name="P17"><text:span text:style-name="T10">You may have a few different views – from lightweight to super heavy. When in doubt which one to provide, its better to provide the lightweight view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ackandwhite" presentation:presentation-page-layout-name="AL2T1">
        <office:forms form:automatic-focus="false" form:apply-design-mode="false"/>
        <draw:frame presentation:style-name="pr11" draw:text-style-name="P14" draw:layer="layout" svg:width="25.199cm" svg:height="2cm" svg:x="0.801cm" svg:y="0cm" presentation:class="title" presentation:user-transformed="true">
          <draw:text-box>
            <text:p><text:span text:style-name="T5">Respect his abilitie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7"><text:span text:style-name="T11"/></text:p>
              </text:list-header>
              <text:list-item>
                <text:p text:style-name="P17"><text:span text:style-name="T11">Always remember that you actually don't know how people are perceiving the information provided.</text:span></text:p>
              </text:list-item>
              <text:list-item>
                <text:p text:style-name="P17">They may read it, but maybe they are listening to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Where to start the development</text:span></text:p>
          </draw:text-box>
        </draw:frame>
        <draw:frame presentation:style-name="pr9" draw:text-style-name="P10" draw:layer="layout" svg:width="25.199cm" svg:height="13.895cm" svg:x="1.301cm" svg:y="5cm" presentation:class="outline" presentation:user-transformed="true">
          <draw:text-box>
            <text:list text:style-name="L4">
              <text:list-header>
                <text:p text:style-name="P17">First of all, you should decide which approach you going to follow:</text:p>
              </text:list-header>
              <text:list-item>
                <text:p text:style-name="P17">Responsive (adaptive) design</text:p>
              </text:list-item>
              <text:list-item>
                <text:p text:style-name="P17">Non-responsive</text:p>
                <text:p text:style-name="P17"/>
                <text:p text:style-name="P17">Usually, the rule is:</text:p>
                <text:p text:style-name="P17">Follow the non-responsive approach when the design and functionality vary significantly on the different 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Responsive Web Design</text:span></text:p>
          </draw:text-box>
        </draw:frame>
        <draw:frame presentation:style-name="pr9" draw:text-style-name="P10" draw:layer="layout" svg:width="25.199cm" svg:height="13.859cm" svg:x="1.5cm" svg:y="3.141cm" presentation:class="outline" presentation:user-transformed="true">
          <draw:text-box>
            <text:list text:style-name="L4">
              <text:list-header>
                <text:p text:style-name="P17"><text:span text:style-name="T12"/></text:p>
              </text:list-header>
              <text:list-item>
                <text:p text:style-name="P17"><text:span text:style-name="T12">Based on media querie</text:span>s</text:p>
                <text:p text:style-name="P17">@media screen and (max-width: 40.5em) {</text:p>
                <text:p text:style-name="P17">…......</text:p>
                <text:p text:style-name="P17">}</text:p>
                <text:p text:style-name="P17">By combining multiple queries, we can provide different user experience for different device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Responsive Web Design in IE &lt; 8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7"><text:span text:style-name="T12"/></text:p>
                <text:p text:style-name="P17">For those browsers you can safely skip it, but if needed, there are JavaScript based solution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Media queries and JavaScript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7"><text:span text:style-name="T12">Currently there is no way to say:</text:span></text:p>
                <text:p text:style-name="P17"><text:span text:style-name="T12">If the max-width of the device is 40.5em AND JavaScript is enabled....</text:span></text:p>
                <text:p text:style-name="P17"><text:span text:style-name="T12"/></text:p>
                <text:p text:style-name="P17"><text:span text:style-name="T12">Proposed solution by Nicholas Zakas:</text:span></text:p>
                <text:p text:style-name="P17"><text:span text:style-name="T12">http://www.nczonline.net/blog/2012/01/04/proposal-scripting-detection-using-css-media-queries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Non-responsive Web Design</text:span></text:p>
          </draw:text-box>
        </draw:frame>
        <draw:frame presentation:style-name="pr9" draw:text-style-name="P10" draw:layer="layout" svg:width="25.199cm" svg:height="13.859cm" svg:x="1.5cm" svg:y="3.141cm" presentation:class="outline" presentation:user-transformed="true">
          <draw:text-box>
            <text:list text:style-name="L4">
              <text:list-header>
                <text:p text:style-name="P17"><text:span text:style-name="T12"/></text:p>
              </text:list-header>
              <text:list-item>
                <text:p text:style-name="P17">Create a few categories of devices</text:p>
              </text:list-item>
              <text:list-item>
                <text:p text:style-name="P17">Split your CSS/JS code in separate directories for mobile phones, tablets, desktop, etc.</text:p>
              </text:list-item>
              <text:list-item>
                <text:p text:style-name="P17">In terms of MVC, the model and controller will be usually the same, the view will differ for every device categor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5cm" svg:y="-0.006cm" presentation:class="title" presentation:user-transformed="true">
          <draw:text-box>
            <text:p><text:span text:style-name="T5">The core parts</text:span></text:p>
          </draw:text-box>
        </draw:frame>
        <draw:frame presentation:style-name="pr9" draw:text-style-name="P10" draw:layer="layout" svg:width="25.199cm" svg:height="13.859cm" svg:x="1.301cm" svg:y="5cm" presentation:class="outline" presentation:user-transformed="true">
          <draw:text-box>
            <text:list text:style-name="L4">
              <text:list-header>
                <text:p text:style-name="P10"><text:span text:style-name="T9"/></text:p>
                <text:p text:style-name="P10"><text:span text:style-name="T9"/></text:p>
                <text:p text:style-name="P10"><text:span text:style-name="T9">The process of development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Mean and lean developmen</text:span>t</text:p>
          </draw:text-box>
        </draw:frame>
        <draw:frame presentation:style-name="pr9" draw:text-style-name="P10" draw:layer="layout" svg:width="25.199cm" svg:height="16.427cm" svg:x="1.5cm" svg:y="2.073cm" presentation:class="outline" presentation:user-transformed="true">
          <draw:text-box>
            <text:list text:style-name="L4">
              <text:list-header>
                <text:p text:style-name="P17"><text:span text:style-name="T12"/></text:p>
              </text:list-header>
              <text:list-item>
                <text:p text:style-name="P17"><text:span text:style-name="T12">Start with phone and go up until you reach desktop - bottom to top appro</text:span>ach.</text:p>
              </text:list-item>
              <text:list-item>
                <text:p text:style-name="P17">Start with JavaScript disabled.</text:p>
              </text:list-item>
              <text:list-item>
                <text:p text:style-name="P17"><text:span text:style-name="T12">It is a mistake to create desktop version with rich JavaScript and after that to adapt it for tablets and mobile phones.</text:span></text:p>
              </text:list-item>
              <text:list-item>
                <text:p text:style-name="P17"><text:span text:style-name="T12">Ensure the main functionality works with keyboard only </text:span></text:p>
              </text:list-item>
              <text:list-item>
                <text:p text:style-name="P17"><text:span text:style-name="T12">Ensure there are no any images or controls which prevent disabled users to use your sit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427cm" svg:x="1.301cm" svg:y="2.5cm" presentation:class="outline" presentation:user-transformed="true">
          <draw:text-box>
            <text:list text:style-name="L4">
              <text:list-header>
                <text:p text:style-name="P10"><text:span text:style-name="T12">General rules</text:span></text:p>
                <text:p text:style-name="P10"><text:span text:style-name="T12"/></text:p>
              </text:list-header>
              <text:list-item>
                <text:p text:style-name="P17"><text:span text:style-name="T12">Every single piece with atomic functionality should be module and reusable</text:span></text:p>
              </text:list-item>
              <text:list-item>
                <text:p text:style-name="P17"><text:span text:style-name="T12">Sandbox is your best friend</text:span></text:p>
              </text:list-item>
              <text:list-item>
                <text:p text:style-name="P17"><text:span text:style-name="T12">There shouldn't be any heavy operations, but if they are needed – WebWorkes will help you</text:span></text:p>
              </text:list-item>
              <text:list-item>
                <text:p text:style-name="P17"><text:span text:style-name="T12">Handling events properly is important – mobile browsers wait for 300ms before to fire click event. Use touchstart, touchmove and touchend to avoid thi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359cm" svg:x="1.301cm" svg:y="2.5cm" presentation:class="outline" presentation:user-transformed="true">
          <draw:text-box>
            <text:list text:style-name="L4">
              <text:list-header>
                <text:p text:style-name="P10"><text:span text:style-name="T12">General rules (continued)</text:span></text:p>
              </text:list-header>
              <text:list-item>
                <text:p text:style-name="P17"><text:span text:style-name="T12">Your JavaScript code should be in strict mode.</text:span></text:p>
              </text:list-item>
              <text:list-item>
                <text:p text:style-name="P17"><text:span text:style-name="T12">Try to use only one third party library (hint YUI3).</text:span></text:p>
              </text:list-item>
              <text:list-item>
                <text:p text:style-name="P17"><text:span text:style-name="T12">It is mistake to include other library just to use some fancy plugin or component. If your library does not provide what you need - build it by yourself and contribute it to the library.</text:span></text:p>
              </text:list-item>
              <text:list-item>
                <text:p text:style-name="P17"><text:span text:style-name="T12">It is mistake to download and use arbitrary plugins from anywhere. Have a good taste - check the code and discard the crappy on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359cm" svg:x="1.301cm" svg:y="2.5cm" presentation:class="outline" presentation:user-transformed="true">
          <draw:text-box>
            <text:list text:style-name="L4">
              <text:list-header>
                <text:p text:style-name="P10"><text:span text:style-name="T12">Touching the DOM</text:span></text:p>
                <text:p text:style-name="P10"><text:span text:style-name="T12"/></text:p>
              </text:list-header>
              <text:list-item>
                <text:p text:style-name="P17"><text:span text:style-name="T12">Touch the DOM only when needed</text:span></text:p>
              </text:list-item>
              <text:list-item>
                <text:p text:style-name="P17"><text:span text:style-name="T12">It is mistake to write long and complex CSS selectors. They make your code to look funny.</text:span></text:p>
              </text:list-item>
              <text:list-item>
                <text:p text:style-name="P17"><text:span text:style-name="T12">If you can't access your nodes by ID or class only, you should go back and fix your markup.</text:span></text:p>
              </text:list-item>
              <text:list-item>
                <text:p text:style-name="P17"><text:span text:style-name="T12">Cache the retrieved DOM elements (hint - YUI3 does that for you under the hood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JavaScript development</text:span></text:p>
          </draw:text-box>
        </draw:frame>
        <draw:frame presentation:style-name="pr13" draw:text-style-name="P17" draw:layer="layout" svg:width="25.199cm" svg:height="16.359cm" svg:x="1.301cm" svg:y="2.6cm" presentation:class="outline" presentation:user-transformed="true">
          <draw:text-box>
            <text:list text:style-name="L4">
              <text:list-header>
                <text:p text:style-name="P10"><text:span text:style-name="T12">Events</text:span></text:p>
                <text:p text:style-name="P10"><text:span text:style-name="T12"/></text:p>
              </text:list-header>
              <text:list-item>
                <text:p text:style-name="P17"><text:span text:style-name="T12">Use custom events as much as you can</text:span></text:p>
              </text:list-item>
              <text:list-item>
                <text:p text:style-name="P17"><text:span text:style-name="T12">Use the synthetic events from YUI3 or create your own</text:span></text:p>
              </text:list-item>
              <text:list-item>
                <text:p text:style-name="P17"><text:span text:style-name="T12">Share information among Sandboxes using common storage – YUI.namespace('Env.YOUR_APP.YOUR_STORAGE'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Security and privacy</text:span></text:p>
          </draw:text-box>
        </draw:frame>
        <draw:frame presentation:style-name="pr13" draw:text-style-name="P17" draw:layer="layout" svg:width="25.199cm" svg:height="16.359cm" svg:x="1.301cm" svg:y="2.6cm" presentation:class="outline" presentation:user-transformed="true">
          <draw:text-box>
            <text:list text:style-name="L4">
              <text:list-header>
                <text:p text:style-name="P10"><text:span text:style-name="T12"/></text:p>
                <text:p text:style-name="P17"><text:span text:style-name="T12">In addition to the general and well known security and privacy recommendations:</text:span></text:p>
              </text:list-header>
              <text:list-item>
                <text:p text:style-name="P17"><text:span text:style-name="T12">Use Content Security Policy (CSP)</text:span></text:p>
              </text:list-item>
              <text:list-item>
                <text:p text:style-name="P17"><text:span text:style-name="T12">Respect the “No track” option</text:span></text:p>
              </text:list-item>
              <text:list-item>
                <text:p text:style-name="P17"><text:span text:style-name="T12">Allow your customers to sign in with oAuth, BrowserID, Facebook, etc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lyt-blackandwhite" presentation:presentation-page-layout-name="AL2T1">
        <office:forms form:automatic-focus="false" form:apply-design-mode="false"/>
        <draw:frame presentation:style-name="pr8" draw:text-style-name="P14" draw:layer="layout" svg:width="25.199cm" svg:height="2.006cm" svg:x="0.801cm" svg:y="-0.006cm" presentation:class="title" presentation:user-transformed="true">
          <draw:text-box>
            <text:p><text:span text:style-name="T5">Performance guidelines</text:span></text:p>
          </draw:text-box>
        </draw:frame>
        <draw:frame presentation:style-name="pr13" draw:text-style-name="P17" draw:layer="layout" svg:width="25.199cm" svg:height="16.359cm" svg:x="1cm" svg:y="2.041cm" presentation:class="outline" presentation:user-transformed="true">
          <draw:text-box>
            <text:list text:style-name="L4">
              <text:list-header>
                <text:p text:style-name="P10"><text:span text:style-name="T12"/></text:p>
              </text:list-header>
              <text:list-item>
                <text:p text:style-name="P17"><text:span text:style-name="T12">Follow the recommendations of </text:span><text:span text:style-name="T12"><text:a xlink:href="http://developer.yahoo.com/performance/">Yahoo!'s Exceptional Performance team</text:a></text:span><text:span text:style-name="T12"> and <text:s/>Stoyan Stefanov - </text:span><text:span text:style-name="T12"><text:a xlink:href="http://www.perfplanet.com/">http://www.perfplanet.com/</text:a></text:span><text:span text:style-name="T12">, <text:s/></text:span><text:span text:style-name="T12"><text:a xlink:href="http://phpied.com/">http://phpied.com</text:a></text:span></text:p>
              </text:list-item>
              <text:list-item>
                <text:p text:style-name="P17"><text:span text:style-name="T12">Even if the browser supports border-shadows, animations, etc. does not mean you should use them. In case of mobile phones there might be beautiful combination of awesome browser and really bad hardwar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lyt-blackandwhite" presentation:presentation-page-layout-name="AL2T1">
        <office:forms form:automatic-focus="false" form:apply-design-mode="false"/>
        <draw:frame presentation:style-name="pr9" draw:text-style-name="P17" draw:layer="layout" svg:width="25.199cm" svg:height="13.859cm" svg:x="1.5cm" svg:y="5.141cm" presentation:class="outline" presentation:user-transformed="true">
          <draw:text-box>
            <text:p text:style-name="P10"/>
            <text:p text:style-name="P10">Live example with almost all of these recommendations</text:p>
            <text:p text:style-name="P10"><text:span text:style-name="T13"/></text:p>
          </draw:text-box>
        </draw:frame>
        <draw:frame presentation:style-name="pr8" draw:text-style-name="P14" draw:layer="layout" svg:width="25.199cm" svg:height="2.006cm" svg:x="0.802cm" svg:y="-0.006cm" presentation:class="title" presentation:user-transformed="true">
          <draw:text-box>
            <text:p><text:span text:style-name="T5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lyt-blackandwhite" presentation:presentation-page-layout-name="AL2T1">
        <draw:frame presentation:style-name="pr9" draw:text-style-name="P17" draw:layer="layout" svg:width="25.199cm" svg:height="13.859cm" svg:x="1.5cm" svg:y="5.141cm" presentation:class="outline" presentation:user-transformed="true">
          <draw:text-box>
            <text:p text:style-name="P10"/>
            <text:p text:style-name="P10">Thanks!</text:p>
            <text:p text:style-name="P10"/>
            <text:p text:style-name="P10">Questions?</text:p>
            <text:p text:style-name="P10"/>
            <text:p text:style-name="P17"><text:span text:style-name="T13">Email: </text:span><text:span text:style-name="T13"><text:a xlink:href="mailto:iliyan.peychev@liferay.com">iliyan.peychev@liferay.com</text:a></text:span></text:p>
            <text:p text:style-name="P17"><text:span text:style-name="T13">Twitter: ipeychev</text:span></text:p>
            <text:p text:style-name="P17"><text:span text:style-name="T13">Google+: https://plus.google.com/10116383420276349370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" xlink:href="Pictures/1000000000000640000004B02C5236E4.png" xlink:type="simple" xlink:show="embed" xlink:actuate="onLoad"/>
    <draw:fill-image draw:name="bwmed" xlink:href="Pictures/1000000000000320000002585C39BAEF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.1000003814697pt" fo:font-style="normal" fo:text-shadow="none" style:text-underline-style="none" fo:font-weight="normal" style:letter-kerning="true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7000007629395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background" style:display-name="2011%20SPAIN%20POWERPOIN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_32_011_25_20SPAIN_25_20POWERPOINT-backgroundobjects" style:display-name="2011%20SPAIN%20POWERPOI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_32_011_25_20SPAIN_25_20POWERPOINT-notes" style:display-name="2011%20SPAIN%20POWERPOINT-notes" style:family="presentation">
      <style:graphic-properties draw:stroke="none" draw:fill="none">
        <text:list-style style:name="_32_011_25_20SPAIN_25_20POWERPOINT-notes" style:display-name="2011%20SPAIN%20POWERPOIN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Calibri" style:font-pitch="variable" fo:font-size="28.1000003814697pt" fo:font-style="normal" fo:text-shadow="none" style:text-underline-style="none" fo:font-weight="normal" style:letter-kerning="true" style:font-family-asian="'ＭＳ Ｐゴシック'" style:font-pitch-asian="variable" style:font-size-asian="28.1000003814697pt" style:font-style-asian="normal" style:font-weight-asian="normal" style:font-family-complex="'ＭＳ Ｐゴシック'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outline1" style:display-name="2011%20SPAIN%20POWERPOINT-outline1" style:family="presentation">
      <style:graphic-properties draw:stroke="none" draw:fill="none">
        <text:list-style style:name="_32_011_25_20SPAIN_25_20POWERPOINT-outline1" style:display-name="2011%20SPAIN%20POWERPOIN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164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3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5.2999992370605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outline2" style:display-name="2011%20SPAIN%20POWERPOINT-outline2" style:family="presentation" style:parent-style-name="_32_011_25_20SPAIN_25_20POWERPOINT-outline1">
      <style:paragraph-properties fo:margin-left="0cm" fo:margin-right="0cm" fo:margin-top="0.27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582cm"/>
          <style:tab-stop style:position="3.122cm"/>
          <style:tab-stop style:position="5.662cm"/>
          <style:tab-stop style:position="8.202cm"/>
          <style:tab-stop style:position="10.742cm"/>
          <style:tab-stop style:position="13.282cm"/>
          <style:tab-stop style:position="15.822cm"/>
          <style:tab-stop style:position="18.362cm"/>
          <style:tab-stop style:position="20.902cm"/>
          <style:tab-stop style:position="23.442cm"/>
          <style:tab-stop style:position="25.982cm"/>
        </style:tab-stops>
      </style:paragraph-properties>
      <style:text-properties fo:color="#000000" style:text-line-through-style="none" style:text-position="0% 100%" fo:font-family="Arial" style:font-pitch="variable" fo:font-size="30.8999996185303pt" fo:font-style="normal" fo:text-shadow="none" style:text-underline-style="none" fo:font-weight="normal" style:font-family-asian="'ヒラギノ角ゴ ProN W3'" style:font-pitch-asian="variable" style:font-size-asian="28pt" style:font-style-asian="normal" style:font-weight-asian="normal" style:font-family-complex="'ヒラギノ角ゴ ProN W3'" style:font-pitch-complex="variable" style:font-size-complex="28pt" style:font-style-complex="normal" style:font-weight-complex="normal" style:font-relief="none"/>
    </style:style>
    <style:style style:name="_32_011_25_20SPAIN_25_20POWERPOINT-outline3" style:display-name="2011%20SPAIN%20POWERPOINT-outline3" style:family="presentation" style:parent-style-name="_32_011_25_20SPAIN_25_20POWERPOINT-outline2">
      <style:paragraph-properties fo:margin-left="0cm" fo:margin-right="0cm" fo:margin-top="0.23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  <style:tab-stop style:position="24.87cm"/>
        </style:tab-stops>
      </style:paragraph-properties>
      <style:text-properties fo:color="#000000" style:text-line-through-style="none" style:text-position="0% 100%" fo:font-family="Arial" style:font-pitch="variable" fo:font-size="26.5pt" fo:font-style="normal" fo:text-shadow="none" style:text-underline-style="none" fo:font-weight="normal" style:font-family-asian="'ヒラギノ角ゴ ProN W3'" style:font-pitch-asian="variable" style:font-size-asian="24pt" style:font-style-asian="normal" style:font-weight-asian="normal" style:font-family-complex="'ヒラギノ角ゴ ProN W3'" style:font-pitch-complex="variable" style:font-size-complex="24pt" style:font-style-complex="normal" style:font-weight-complex="normal" style:font-relief="none"/>
    </style:style>
    <style:style style:name="_32_011_25_20SPAIN_25_20POWERPOINT-outline4" style:display-name="2011%20SPAIN%20POWERPOINT-outline4" style:family="presentation" style:parent-style-name="_32_011_25_20SPAIN_25_20POWERPOINT-outline3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74cm"/>
          <style:tab-stop style:position="3.28cm"/>
          <style:tab-stop style:position="5.82cm"/>
          <style:tab-stop style:position="8.36cm"/>
          <style:tab-stop style:position="10.9cm"/>
          <style:tab-stop style:position="13.44cm"/>
          <style:tab-stop style:position="15.98cm"/>
          <style:tab-stop style:position="18.52cm"/>
          <style:tab-stop style:position="21.06cm"/>
          <style:tab-stop style:position="23.6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5" style:display-name="2011%20SPAIN%20POWERPOINT-outline5" style:family="presentation" style:parent-style-name="_32_011_25_20SPAIN_25_20POWERPOINT-outline4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6" style:display-name="2011%20SPAIN%20POWERPOINT-outline6" style:family="presentation" style:parent-style-name="_32_011_25_20SPAIN_25_20POWERPOINT-outline5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7" style:display-name="2011%20SPAIN%20POWERPOINT-outline7" style:family="presentation" style:parent-style-name="_32_011_25_20SPAIN_25_20POWERPOINT-outline6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8" style:display-name="2011%20SPAIN%20POWERPOINT-outline8" style:family="presentation" style:parent-style-name="_32_011_25_20SPAIN_25_20POWERPOINT-outline7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outline9" style:display-name="2011%20SPAIN%20POWERPOINT-outline9" style:family="presentation" style:parent-style-name="_32_011_25_20SPAIN_25_20POWERPOINT-outline8">
      <style:paragraph-properties fo:margin-left="0cm" fo:margin-right="0cm" fo:margin-top="0.193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01cm"/>
          <style:tab-stop style:position="4.55cm"/>
          <style:tab-stop style:position="7.09cm"/>
          <style:tab-stop style:position="9.63cm"/>
          <style:tab-stop style:position="12.17cm"/>
          <style:tab-stop style:position="14.71cm"/>
          <style:tab-stop style:position="17.25cm"/>
          <style:tab-stop style:position="19.79cm"/>
          <style:tab-stop style:position="22.33cm"/>
        </style:tab-stops>
      </style:paragraph-properties>
      <style:text-properties fo:color="#000000" style:text-line-through-style="none" style:text-position="0% 100%" fo:font-family="Arial" style:font-pitch="variable" fo:font-size="22.1000003814697pt" fo:font-style="normal" fo:text-shadow="none" style:text-underline-style="none" fo:font-weight="normal" style:font-family-asian="'ヒラギノ角ゴ ProN W3'" style:font-pitch-asian="variable" style:font-size-asian="20pt" style:font-style-asian="normal" style:font-weight-asian="normal" style:font-family-complex="'ヒラギノ角ゴ ProN W3'" style:font-pitch-complex="variable" style:font-size-complex="20pt" style:font-style-complex="normal" style:font-weight-complex="normal" style:font-relief="none"/>
    </style:style>
    <style:style style:name="_32_011_25_20SPAIN_25_20POWERPOINT-subtitle" style:display-name="2011%20SPAIN%20POWERPOINT-subtitle" style:family="presentation">
      <style:graphic-properties draw:stroke="none" draw:fill="none" draw:textarea-vertical-align="middle">
        <text:list-style style:name="_32_011_25_20SPAIN_25_20POWERPOINT-subtitle" style:display-name="2011%20SPAIN%20POWERPOIN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64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43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704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4.974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N W3'" style:font-pitch-asian="variable" style:font-size-asian="32pt" style:font-style-asian="normal" style:font-weight-asian="normal" style:font-family-complex="'ヒラギノ角ゴ ProN W3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011_25_20SPAIN_25_20POWERPOINT-title" style:display-name="2011%20SPAIN%20POWERPOINT-title" style:family="presentation">
      <style:graphic-properties draw:stroke="none" draw:fill="none" draw:textarea-vertical-align="middle">
        <text:list-style style:name="_32_011_25_20SPAIN_25_20POWERPOINT-title" style:display-name="2011%20SPAIN%20POWERPOIN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56.7000007629395pt" fo:font-style="normal" fo:text-shadow="none" style:text-underline-style="none" fo:font-weight="normal" style:letter-kerning="true" style:font-family-asian="'ヒラギノ角ゴ ProN W3'" style:font-pitch-asian="variable" style:font-size-asian="44pt" style:font-style-asian="normal" style:font-weight-asian="normal" style:font-family-complex="'ヒラギノ角ゴ ProN W3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background" style:display-name="По подразбиране-background" style:family="presentation">
      <style:graphic-properties draw:stroke="none" draw:fill="none"/>
      <style:text-properties style:letter-kerning="true"/>
    </style:style>
    <style:style style:name="По_20_подразбиране-backgroundobjects" style:display-name="По подразбиране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о_20_подразбиране-notes" style:display-name="По подразбиране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1" style:display-name="По подразбиране-outline1" style:family="presentation">
      <style:graphic-properties draw:stroke="none" draw:fill="none" draw:auto-grow-height="false" draw:fit-to-size="shrink-to-fit">
        <text:list-style style:name="По_20_подразбиране-outline1" style:display-name="По подразбиране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outline2" style:display-name="По подразбиране-outline2" style:family="presentation" style:parent-style-name="По_20_подразбиране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По_20_подразбиране-outline3" style:display-name="По подразбиране-outline3" style:family="presentation" style:parent-style-name="По_20_подразбиране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По_20_подразбиране-outline4" style:display-name="По подразбиране-outline4" style:family="presentation" style:parent-style-name="По_20_подразбиране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По_20_подразбиране-outline5" style:display-name="По подразбиране-outline5" style:family="presentation" style:parent-style-name="По_20_подразбиране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6" style:display-name="По подразбиране-outline6" style:family="presentation" style:parent-style-name="По_20_подразбиране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7" style:display-name="По подразбиране-outline7" style:family="presentation" style:parent-style-name="По_20_подразбиране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8" style:display-name="По подразбиране-outline8" style:family="presentation" style:parent-style-name="По_20_подразбиране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outline9" style:display-name="По подразбиране-outline9" style:family="presentation" style:parent-style-name="По_20_подразбиране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По_20_подразбиране-subtitle" style:display-name="По подразбиране-subtitle" style:family="presentation">
      <style:graphic-properties draw:stroke="none" draw:fill="none" draw:textarea-vertical-align="middle">
        <text:list-style style:name="По_20_подразбиране-subtitle" style:display-name="По подразбиране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о_20_подразбиране-title" style:display-name="По подразбиране-title" style:family="presentation">
      <style:graphic-properties draw:stroke="none" draw:fill="none" draw:textarea-vertical-align="middle">
        <text:list-style style:name="По_20_подразбиране-title" style:display-name="По подразбиране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fill-image-width="0cm" draw:fill-image-height="0cm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page-layout style:name="PM3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draw:background-size="border" draw:fill="bitmap" draw:fill-image-name="bwme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pr1" style:family="presentation" style:parent-style-name="Human-title">
      <style:graphic-properties draw:fill-color="#ffffff" draw:auto-grow-height="false" fo:min-height="3.507cm"/>
    </style:style>
    <style:style style:name="Mpr2" style:family="presentation" style:parent-style-name="Human-outline1">
      <style:graphic-properties draw:fill-color="#ffffff" draw:auto-grow-height="false" fo:min-height="13.86cm"/>
    </style:style>
    <style:style style:name="Mpr3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4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5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По_20_подразбиране-backgroundobjects">
      <style:graphic-properties draw:stroke="none" draw:fill="none" draw:fill-color="#ffffff" draw:auto-grow-height="false" fo:min-height="1.449cm"/>
    </style:style>
    <style:style style:name="Mpr7" style:family="presentation" style:parent-style-name="По_20_подразбиране-backgroundobjects">
      <style:graphic-properties draw:stroke="none" draw:fill="none" draw:fill-color="#ffffff" draw:auto-grow-height="false" fo:min-height="1.485cm"/>
    </style:style>
    <style:style style:name="Mpr8" style:family="presentation" style:parent-style-name="По_20_подразбиране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5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Human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8cm" svg:height="11.135cm" svg:x="3.075cm" svg:y="2.257cm" presentation:class="page"/>
        <draw:frame presentation:style-name="Huma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2" style:page-layout-name="PM1" draw:style-name="Mdp2">
      <draw:frame presentation:style-name="Title2-title" draw:layer="backgroundobjects" svg:width="25.199cm" svg:height="3.506cm" svg:x="1.4cm" svg:y="0.837cm" presentation:class="title" presentation:placeholder="true">
        <draw:text-box/>
      </draw:frame>
      <draw:frame presentation:style-name="Title2-outline1" draw:layer="backgroundobjects" svg:width="25.199cm" svg:height="13.86cm" svg:x="1.4cm" svg:y="4.913cm" presentation:class="outline" presentation:placeholder="true">
        <draw:text-box/>
      </draw:frame>
      <draw:frame draw:style-name="Mgr3" draw:text-style-name="MP6" draw:layer="backgroundobjects" svg:width="28.056cm" svg:height="21.056cm" svg:x="-0.056cm" svg:y="0cm">
        <draw:image xlink:href="Pictures/1000000000000640000004B0FDCF1FC9.png" xlink:type="simple" xlink:show="embed" xlink:actuate="onLoad">
          <text:p/>
        </draw:image>
      </draw:frame>
      <presentation:notes style:page-layout-name="PM2">
        <draw:page-thumbnail presentation:style-name="Title2-title" draw:layer="backgroundobjects" svg:width="0.001cm" svg:height="0.001cm" svg:x="0cm" svg:y="2.257cm" presentation:class="page"/>
        <draw:frame presentation:style-name="Title2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_32_011_25_20SPAIN_25_20POWERPOINT" style:display-name="2011%20SPAIN%20POWERPOINT" style:page-layout-name="PM1" draw:style-name="Mdp2">
      <draw:frame presentation:style-name="_32_011_25_20SPAIN_25_20POWERPOINT-title" draw:layer="backgroundobjects" svg:width="25.199cm" svg:height="3.506cm" svg:x="1.4cm" svg:y="0.837cm" presentation:class="title" presentation:placeholder="true">
        <draw:text-box/>
      </draw:frame>
      <draw:frame presentation:style-name="_32_011_25_20SPAIN_25_20POWERPOINT-outline1" draw:layer="backgroundobjects" svg:width="25.199cm" svg:height="13.86cm" svg:x="1.4cm" svg:y="4.913cm" presentation:class="outline" presentation:placeholder="true">
        <draw:text-box/>
      </draw:frame>
      <draw:frame draw:style-name="Mgr4" draw:text-style-name="MP6" draw:layer="backgroundobjects" svg:width="27.998cm" svg:height="20.999cm" svg:x="0cm" svg:y="0cm">
        <draw:image xlink:href="Pictures/1000000000000640000004B0805DED32.jpg" xlink:type="simple" xlink:show="embed" xlink:actuate="onLoad">
          <text:p/>
        </draw:image>
      </draw:frame>
      <presentation:notes style:page-layout-name="PM2">
        <draw:page-thumbnail presentation:style-name="_32_011_25_20SPAIN_25_20POWERPOINT-title" draw:layer="backgroundobjects" svg:width="0.001cm" svg:height="0.001cm" svg:x="0cm" svg:y="2.257cm" presentation:class="page"/>
        <draw:frame presentation:style-name="_32_011_25_20SPAIN_25_20POWERPOINT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По_20_подразбиране" style:display-name="По подразбиране" style:page-layout-name="PM1" draw:style-name="Mdp3">
      <draw:frame presentation:style-name="По_20_подразбиране-title" draw:layer="backgroundobjects" svg:width="25.199cm" svg:height="3.506cm" svg:x="1.4cm" svg:y="0.837cm" presentation:class="title" presentation:placeholder="true">
        <draw:text-box/>
      </draw:frame>
      <draw:frame presentation:style-name="По_20_подразбиране-outline1" draw:layer="backgroundobjects" svg:width="25.199cm" svg:height="13.86cm" svg:x="1.4cm" svg:y="4.914cm" presentation:class="outline" presentation:placeholder="true">
        <draw:text-box/>
      </draw:frame>
      <draw:frame presentation:style-name="Mpr6" draw:text-style-name="MP7" draw:layer="backgroundobjects" svg:width="6.523cm" svg:height="1.448cm" svg:x="1.4cm" svg:y="19.131cm" presentation:class="date-time">
        <draw:text-box>
          <text:p text:style-name="MP7"><text:span text:style-name="MT1"><presentation:date-time/></text:span></text:p>
        </draw:text-box>
      </draw:frame>
      <draw:frame presentation:style-name="Mpr6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9" draw:layer="backgroundobjects" svg:width="6.523cm" svg:height="1.448cm" svg:x="20.076cm" svg:y="19.131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3">
        <draw:page-thumbnail presentation:style-name="По_20_подразбиране-title" draw:layer="backgroundobjects" svg:width="14.848cm" svg:height="11.136cm" svg:x="3.075cm" svg:y="2.257cm" presentation:class="page"/>
        <draw:frame presentation:style-name="По_20_подразбиране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7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7" draw:text-style-name="MP9" draw:layer="backgroundobjects" svg:width="9.113cm" svg:height="1.484cm" svg:x="11.886cm" svg:y="0cm" presentation:class="date-time">
          <draw:text-box>
            <text:p text:style-name="MP9"><text:span text:style-name="MT1"><presentation:date-time/></text:span></text:p>
          </draw:text-box>
        </draw:frame>
        <draw:frame presentation:style-name="Mpr8" draw:text-style-name="MP7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8" draw:text-style-name="MP9" draw:layer="backgroundobjects" svg:width="9.113cm" svg:height="1.484cm" svg:x="11.886cm" svg:y="28.215cm" presentation:class="page-number">
          <draw:text-box>
            <text:p text:style-name="MP9"><text:span text:style-name="MT1"><text:page-number>&lt;number&gt;</text:page-number></text:span></text:p>
          </draw:text-box>
        </draw:frame>
      </presentation:notes>
    </style:master-page>
    <style:master-page style:name="lyt-blackandwhite" style:page-layout-name="PM1" draw:style-name="Mdp4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3.86cm" svg:x="2cm" svg:y="5.414cm" presentation:class="outline" presentation:placeholder="true">
        <draw:text-box/>
      </draw:frame>
      <draw:frame presentation:style-name="Mpr9" draw:text-style-name="MP1" draw:layer="backgroundobjects" svg:width="6.523cm" svg:height="1.448cm" svg:x="1.5cm" svg:y="17.552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2" draw:layer="backgroundobjects" svg:width="6.523cm" svg:height="1.448cm" svg:x="18.976cm" svg:y="17.6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3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Unix LibreOffice_project/340m1$Build-402</meta:generator>
    <meta:creation-date>2011-10-10T21:04:39</meta:creation-date>
    <dc:language>fi-FI</dc:language>
    <meta:editing-cycles>405</meta:editing-cycles>
    <meta:editing-duration>P1DT1H17M2S</meta:editing-duration>
    <meta:initial-creator>kronos </meta:initial-creator>
    <dc:date>2012-06-07T16:01:32</dc:date>
    <meta:document-statistic meta:object-count="16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Human.otp"/>
  </office:meta>
</office:document-meta>
</file>